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4.00pt" fo:font-weight="normal" fo:font-family="Calibri" style:font-family-asian="Calibri" style:font-family-complex="Calibri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4.00pt" fo:font-weight="normal" fo:font-family="Calibri" style:font-family-asian="Calibri" style:font-family-complex="Calibri" fo:background-color="transparent" fo:color="#000000"/>
    </style:style>
    <style:style style:name="P1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Wireframe Documentation </text:span></text:p>
      <text:p text:style-name="P1"><text:span text:style-name="T1">Stores Sales Prediction 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Stores Sales Prediction web app just contains one home page after entering data when user press the submit button the prediction is shown on the same page as well.</text:span></text:p>
      <text:p text:style-name="P1"><text:span text:style-name="T2">￼</text:span><text:span text:style-name="T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